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 style:font-family-generic="swiss"/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602cm" table:align="center" style:writing-mode="lr-tb"/>
    </style:style>
    <style:style style:name="Table1.A" style:family="table-column">
      <style:table-column-properties style:column-width="3.561cm"/>
    </style:style>
    <style:style style:name="Table1.B" style:family="table-column">
      <style:table-column-properties style:column-width="3.0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le2" style:family="table">
      <style:table-properties style:width="16.512cm" table:align="center" style:writing-mode="lr-tb"/>
    </style:style>
    <style:style style:name="Table2.A" style:family="table-column">
      <style:table-column-properties style:column-width="2.064cm"/>
    </style:style>
    <style:style style:name="Table2.B" style:family="table-column">
      <style:table-column-properties style:column-width="2.536cm"/>
    </style:style>
    <style:style style:name="Table2.C" style:family="table-column">
      <style:table-column-properties style:column-width="5.42cm"/>
    </style:style>
    <style:style style:name="Table2.D" style:family="table-column">
      <style:table-column-properties style:column-width="6.491cm"/>
    </style:style>
    <style:style style:name="Table2.1" style:family="table-row">
      <style:table-row-properties style:min-row-height="0.556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2" style:family="table-row">
      <style:table-row-properties style:min-row-height="0.7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3" style:family="table">
      <style:table-properties style:width="16.547cm" table:align="center" style:writing-mode="lr-tb"/>
    </style:style>
    <style:style style:name="Table3.A" style:family="table-column">
      <style:table-column-properties style:column-width="8.255cm"/>
    </style:style>
    <style:style style:name="Table3.B" style:family="table-column">
      <style:table-column-properties style:column-width="8.29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547cm" table:align="center" style:writing-mode="lr-tb"/>
    </style:style>
    <style:style style:name="Table4.A" style:family="table-column">
      <style:table-column-properties style:column-width="4.837cm"/>
    </style:style>
    <style:style style:name="Table4.B" style:family="table-column">
      <style:table-column-properties style:column-width="11.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6.547cm" table:align="center" style:writing-mode="lr-tb"/>
    </style:style>
    <style:style style:name="Table5.A" style:family="table-column">
      <style:table-column-properties style:column-width="4.519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7.26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547cm" table:align="center" style:writing-mode="lr-tb"/>
    </style:style>
    <style:style style:name="Table6.A" style:family="table-column">
      <style:table-column-properties style:column-width="4.434cm"/>
    </style:style>
    <style:style style:name="Table6.B" style:family="table-column">
      <style:table-column-properties style:column-width="4.847cm"/>
    </style:style>
    <style:style style:name="Table6.C" style:family="table-column">
      <style:table-column-properties style:column-width="7.26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6.547cm" table:align="center" style:writing-mode="lr-tb"/>
    </style:style>
    <style:style style:name="Table7.A" style:family="table-column">
      <style:table-column-properties style:column-width="7.059cm"/>
    </style:style>
    <style:style style:name="Table7.B" style:family="table-column">
      <style:table-column-properties style:column-width="9.48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start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de" fo:country="DE" fo:font-weight="bold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9" style:family="paragraph" style:parent-style-name="Standard">
      <style:paragraph-properties fo:text-align="start" style:justify-single-word="false" style:snap-to-layout-grid="false"/>
    </style:style>
    <style:style style:name="P10" style:family="paragraph" style:parent-style-name="Heading_20_2">
      <style:text-properties fo:language="de" fo:country="DE"/>
    </style:style>
    <style:style style:name="P11" style:family="paragraph" style:parent-style-name="Title" style:master-page-name="Standard">
      <style:paragraph-properties style:page-number="auto"/>
      <style:text-properties fo:language="de" fo:country="DE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language-asian="none" style:country-asian="non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>
        <text:changed-region text:id="ct328720632">
          <text:insertion>
            <office:change-info>
              <dc:creator>Johannes Engelhardt</dc:creator>
              <dc:date>2009-03-23T15:10:00</dc:date>
            </office:change-info>
          </text:insertion>
        </text:changed-region>
        <text:changed-region text:id="ct328720840">
          <text:insertion>
            <office:change-info>
              <dc:creator>Johannes Engelhardt</dc:creator>
              <dc:date>2009-03-23T15:10:00</dc:date>
            </office:change-info>
          </text:insertion>
        </text:changed-region>
        <text:changed-region text:id="ct328719800">
          <text:insertion>
            <office:change-info>
              <dc:creator>Johannes Engelhardt</dc:creator>
              <dc:date>2009-03-23T15:10:00</dc:date>
            </office:change-info>
          </text:insertion>
        </text:changed-region>
        <text:changed-region text:id="ct328721048">
          <text:insertion>
            <office:change-info>
              <dc:creator>Johannes Engelhardt</dc:creator>
              <dc:date>2009-03-23T15:11:00</dc:date>
            </office:change-info>
          </text:insertion>
        </text:changed-region>
        <text:changed-region text:id="ct328719904">
          <text:deletion>
            <office:change-info>
              <dc:creator>Johannes Engelhardt</dc:creator>
              <dc:date>2009-03-23T15:11:00</dc:date>
            </office:change-info>
            <text:p text:style-name="P1">Tenant</text:p>
          </text:deletion>
        </text:changed-region>
        <text:changed-region text:id="ct328719488">
          <text:insertion>
            <office:change-info>
              <dc:creator>Johannes Engelhardt</dc:creator>
              <dc:date>2009-03-23T15:11:00</dc:date>
            </office:change-info>
          </text:insertion>
        </text:changed-region>
        <text:changed-region text:id="ct328720944">
          <text:insertion>
            <office:change-info>
              <dc:creator>Johannes Engelhardt</dc:creator>
              <dc:date>2009-03-23T15:11:00</dc:date>
            </office:change-info>
          </text:insertion>
        </text:changed-region>
        <text:changed-region text:id="ct328720008">
          <text:deletion>
            <office:change-info>
              <dc:creator>Johannes Engelhardt</dc:creator>
              <dc:date>2009-03-23T15:11:00</dc:date>
            </office:change-info>
            <text:p text:style-name="P1">Tenant</text:p>
          </text:deletion>
        </text:changed-region>
        <text:changed-region text:id="ct328720736">
          <text:insertion>
            <office:change-info>
              <dc:creator>Johannes Engelhardt</dc:creator>
              <dc:date>2009-03-23T15:11:00</dc:date>
            </office:change-info>
          </text:insertion>
        </text:changed-region>
        <text:changed-region text:id="ct328720424">
          <text:insertion>
            <office:change-info>
              <dc:creator>Johannes Engelhardt</dc:creator>
              <dc:date>2009-03-23T15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move users from tena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Version:</text:p>
          </table:table-cell>
          <table:table-cell table:style-name="Table1.A1" office:value-type="string">
            <text:p text:style-name="P2"><text:bookmark-start text:name="Version"/>0.<text:bookmark-end text:name="Version"/>1</text:p>
          </table:table-cell>
        </table:table-row>
        <table:table-row table:style-name="Table1.1">
          <table:table-cell table:style-name="Table1.A1" office:value-type="string">
            <text:p text:style-name="P2">Author(s):</text:p>
          </table:table-cell>
          <table:table-cell table:style-name="Table1.A1" office:value-type="string">
            <text:p text:style-name="P2">MF, MA, JS, TK</text:p>
          </table:table-cell>
        </table:table-row>
        <table:table-row table:style-name="Table1.1">
          <table:table-cell table:style-name="Table1.A1" office:value-type="string">
            <text:p text:style-name="P2">Created:</text:p>
          </table:table-cell>
          <table:table-cell table:style-name="Table1.A1" office:value-type="string">
            <text:p text:style-name="P2"><text:initial-creator>Johannes Engelhardt</text:initial-creator></text:p>
          </table:table-cell>
        </table:table-row>
        <table:table-row table:style-name="Table1.1">
          <table:table-cell table:style-name="Table1.A1" office:value-type="string">
            <text:p text:style-name="P2">Last modification: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Version</text:p>
          </table:table-cell>
          <table:table-cell table:style-name="Table2.B1" office:value-type="string">
            <text:p text:style-name="P2">Date</text:p>
          </table:table-cell>
          <table:table-cell table:style-name="Table2.B1" office:value-type="string">
            <text:p text:style-name="P2">Author(s)</text:p>
          </table:table-cell>
          <table:table-cell table:style-name="Table2.B1" office:value-type="string">
            <text:p text:style-name="P2">Changes</text:p>
          </table:table-cell>
        </table:table-row>
        <table:table-row table:style-name="Table2.2">
          <table:table-cell table:style-name="Table2.A2" office:value-type="string">
            <text:p text:style-name="P2">0.1</text:p>
          </table:table-cell>
          <table:table-cell table:style-name="Table2.B2" office:value-type="string">
            <text:p text:style-name="P2">03/19/2009</text:p>
          </table:table-cell>
          <table:table-cell table:style-name="Table2.B2" office:value-type="string">
            <text:p text:style-name="P2">MF, MA, JS, TK</text:p>
          </table:table-cell>
          <table:table-cell table:style-name="Table2.B2" office:value-type="string">
            <text:p text:style-name="P2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P10" text:outline-level="2"><text:soft-page-break/>Welche (System)Komponenten sind an dem Use-Case beteiligt? Welche Funktionalität müssen diese für den Use-Case bereitstellen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Komponente</text:p>
          </table:table-cell>
          <table:table-cell table:style-name="Table3.B1" office:value-type="string">
            <text:p text:style-name="P5">Funktionalität</text:p>
          </table:table-cell>
        </table:table-row>
        <table:table-row table:style-name="Table3.1">
          <table:table-cell table:style-name="Table3.A2" office:value-type="string">
            <text:p text:style-name="P8">Browser/UI</text:p>
          </table:table-cell>
          <table:table-cell table:style-name="Table3.B2" office:value-type="string">
            <text:p text:style-name="P8">Zeigt Benutzer an und nimmt Eingaben entgegen</text:p>
          </table:table-cell>
        </table:table-row>
        <table:table-row table:style-name="Table3.1">
          <table:table-cell table:style-name="Table3.A2" office:value-type="string">
            <text:p text:style-name="P8">Koordinator</text:p>
          </table:table-cell>
          <table:table-cell table:style-name="Table3.B2" office:value-type="string">
            <text:p text:style-name="P8">Koordiniert</text:p>
          </table:table-cell>
        </table:table-row>
        <table:table-row table:style-name="Table3.1">
          <table:table-cell table:style-name="Table3.A2" office:value-type="string">
            <text:p text:style-name="P8">Tenant Management</text:p>
          </table:table-cell>
          <table:table-cell table:style-name="Table3.B2" office:value-type="string">
            <text:p text:style-name="P8">Stellt Benutzerliste bereit und löscht Benutzer aus dem Tenant</text:p>
          </table:table-cell>
        </table:table-row>
      </table:table>
      <text:h text:style-name="P10" text:outline-level="2">Welche Daten werden angezeigt (falls welche angezeigt werden)? Aus welcher Quelle kommen diese Daten?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Datum</text:p>
          </table:table-cell>
          <table:table-cell table:style-name="Table4.B1" office:value-type="string">
            <text:p text:style-name="P5">Quelle</text:p>
          </table:table-cell>
        </table:table-row>
        <table:table-row table:style-name="Table4.1">
          <table:table-cell table:style-name="Table4.A2" office:value-type="string">
            <text:p text:style-name="P8">Benutzerliste</text:p>
          </table:table-cell>
          <table:table-cell table:style-name="Table4.B2" office:value-type="string">
            <text:p text:style-name="P8">Tenant Management, Datenbank</text:p>
          </table:table-cell>
        </table:table-row>
      </table:table>
      <text:p text:style-name="Standard"/>
      <text:h text:style-name="P10" text:outline-level="2">Welche Eingabe- / Ausgabedaten bezogen auf den Use-Case gibt es? Von welchem Dateityp sind sie? Wo werden sie gespeichert? Von welchen anderen Komponenten werden sie eventuell verwendet?</text:h>
      <text:p text:style-name="P4">Eingabe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Datum (Typ)</text:p>
          </table:table-cell>
          <table:table-cell table:style-name="Table5.A1" office:value-type="string">
            <text:p text:style-name="P6">Speicherort</text:p>
          </table:table-cell>
          <table:table-cell table:style-name="Table5.C1" office:value-type="string">
            <text:p text:style-name="P7">Komponenten</text:p>
          </table:table-cell>
        </table:table-row>
        <table:table-row table:style-name="Table5.1">
          <table:table-cell table:style-name="Table5.A2" office:value-type="string">
            <text:p text:style-name="P8">Benutzerliste, löschen (Userlist)</text:p>
          </table:table-cell>
          <table:table-cell table:style-name="Table5.A2" office:value-type="string">
            <text:p text:style-name="P8">keiner</text:p>
          </table:table-cell>
          <table:table-cell table:style-name="Table5.C2" office:value-type="string">
            <text:p text:style-name="P3"><text:span text:style-name="T1">Tenant Management, </text:span><text:change-start text:change-id="ct328720632"/><text:span text:style-name="T1">Koodinator, </text:span><text:change-end text:change-id="ct328720632"/><text:span text:style-name="T1">Browser/UI</text:span></text:p>
          </table:table-cell>
        </table:table-row>
      </table:table>
      <text:p text:style-name="Standard"/>
      <text:p text:style-name="P4">Ausgabe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Datum (Typ)</text:p>
          </table:table-cell>
          <table:table-cell table:style-name="Table6.A1" office:value-type="string">
            <text:p text:style-name="P6">Speicherort</text:p>
          </table:table-cell>
          <table:table-cell table:style-name="Table6.C1" office:value-type="string">
            <text:p text:style-name="P7">Komponenten</text:p>
          </table:table-cell>
        </table:table-row>
        <table:table-row table:style-name="Table6.1">
          <table:table-cell table:style-name="Table6.A2" office:value-type="string">
            <text:p text:style-name="P8">Benutzerliste (Userlist)</text:p>
          </table:table-cell>
          <table:table-cell table:style-name="Table6.A2" office:value-type="string">
            <text:p text:style-name="P3"><text:change-start text:change-id="ct328720840"/><text:span text:style-name="T1">Tenant Management (</text:span><text:change-end text:change-id="ct328720840"/><text:span text:style-name="T1">DB</text:span><text:change-start text:change-id="ct328719800"/><text:span text:style-name="T1">)</text:span><text:change-end text:change-id="ct328719800"/></text:p>
          </table:table-cell>
          <table:table-cell table:style-name="Table6.C2" office:value-type="string">
            <text:p text:style-name="P3"><text:span text:style-name="T1">Tenant Management, </text:span><text:change-start text:change-id="ct328721048"/><text:span text:style-name="T1">Koordinator, </text:span><text:change-end text:change-id="ct328721048"/><text:span text:style-name="T1">Browser/UI</text:span></text:p>
          </table:table-cell>
        </table:table-row>
      </table:table>
      <text:p text:style-name="Standard"/>
      <text:h text:style-name="P10" text:outline-level="2">Zwischen welchen Komponenten findet intern eine Kommunikation statt?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Komponenten</text:p>
          </table:table-cell>
          <table:table-cell table:style-name="Table7.B1" office:value-type="string">
            <text:p text:style-name="P5">Art der Kommunikation</text:p>
          </table:table-cell>
        </table:table-row>
        <table:table-row table:style-name="Table7.1">
          <table:table-cell table:style-name="Table7.A2" office:value-type="string">
            <text:p text:style-name="P8">UI -&gt; Koordinator</text:p>
          </table:table-cell>
          <table:table-cell table:style-name="Table7.B2" office:value-type="string">
            <text:p text:style-name="P1">getUserlist(<text:change text:change-id="ct328719904"/><text:change-start text:change-id="ct328719488"/>sessionID<text:change-end text:change-id="ct328719488"/>)</text:p>
            <text:p text:style-name="P1">Return: userlist/tenant not found exception</text:p>
          </table:table-cell>
        </table:table-row>
        <table:table-row table:style-name="Table7.1">
          <table:table-cell table:style-name="Table7.A2" office:value-type="string">
            <text:p text:style-name="P8">Koordinator -&gt; Tenant Management</text:p>
          </table:table-cell>
          <table:table-cell table:style-name="Table7.B2" office:value-type="string">
            <text:p text:style-name="P1">getUserlist(Tenant<text:change-start text:change-id="ct328720944"/>ID<text:change-end text:change-id="ct328720944"/>)</text:p>
            <text:p text:style-name="P1">Return: userlist/tenant not found exception</text:p>
          </table:table-cell>
        </table:table-row>
        <text:soft-page-break/>
        <table:table-row table:style-name="Table7.1">
          <table:table-cell table:style-name="Table7.A2" office:value-type="string">
            <text:p text:style-name="P8">UI -&gt; Koordinator</text:p>
          </table:table-cell>
          <table:table-cell table:style-name="Table7.B2" office:value-type="string">
            <text:p text:style-name="P1">deleteUsers(<text:change text:change-id="ct328720008"/><text:change-start text:change-id="ct328720736"/>sessionID<text:change-end text:change-id="ct328720736"/>, Userlist)</text:p>
            <text:p text:style-name="P1">Return: updated userlist<office:annotation><dc:creator>Johannes Engelhardt</dc:creator><dc:date>2009-03-23T15:12:23.50</dc:date><text:p>Nötig? Siehe 6.5.01_Change tenant settings.odt</text:p></office:annotation>/error</text:p>
          </table:table-cell>
        </table:table-row>
        <table:table-row table:style-name="Table7.1">
          <table:table-cell table:style-name="Table7.A2" office:value-type="string">
            <text:p text:style-name="P8">Koordinator -&gt; Tenant Management</text:p>
          </table:table-cell>
          <table:table-cell table:style-name="Table7.B2" office:value-type="string">
            <text:p text:style-name="P1">deleteUsers(Tenant<text:change-start text:change-id="ct328720424"/>ID<text:change-end text:change-id="ct328720424"/>, Userlist)</text:p>
            <text:p text:style-name="P1">Return: updated userlist/err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 style:font-family-generic="swiss"/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0cm"/>
          <style:tab-stop style:position="1.63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1" style:family="paragraph" style:parent-style-name="Standard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Listenfortsetzung1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0cm"/>
          <style:tab-stop style:position="2.26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0cm"/>
          <style:tab-stop style:position="2.392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0cm"/>
          <style:tab-stop style:position="3.14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 style:list-style-name="">
      <style:paragraph-properties fo:margin-left="0.63cm" fo:margin-right="0cm" fo:margin-top="1.27cm" fo:margin-bottom="0cm" fo:line-height="115%" fo:keep-together="always" fo:text-indent="-0.63cm" style:auto-text-indent="false" fo:keep-with-next="always"/>
      <style:text-properties fo:color="#365f91" style:font-name="Cambri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949cm"/>
          <style:tab-stop style:position="17.33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76cm"/>
          <style:tab-stop style:position="17.694cm" style:type="right" style:leader-style="dotted" style:leader-text="."/>
        </style:tab-stops>
      </style:paragraph-properties>
    </style:style>
    <style:style style:name="Dokumentstruktur1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 fo:hyphenation-ladder-count="no-limit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3.56cm"/>
          <style:tab-stop style:position="18.041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Kommentartext" style:family="paragraph" style:parent-style-name="Standard">
      <style:text-properties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WW8Num1z0" style:family="text">
      <style:text-properties style:font-name-complex="Times New Roman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Überschrift_20_2_20_Zchn" style:display-name="Überschrift 2 Zchn" style:family="text" style:parent-style-name="Absatz-Standardschriftar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Überschrift_20_4_20_Zchn" style:display-name="Überschrift 4 Zchn" style:family="text" style:parent-style-name="Absatz-Standardschriftart">
      <style:text-properties style:font-name="Calibri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Absatz-Standardschriftart1" style:family="text"/>
    <style:style style:name="Page_20_Number" style:display-name="Page Number" style:family="text" style:parent-style-name="Absatz-Standardschriftart1">
      <style:text-properties style:font-name="Verdana" fo:font-size="6pt" style:font-size-asian="6pt" style:font-name-complex="Times New Roman"/>
    </style:style>
    <style:style style:name="Zchn_20_Zchn2" style:display-name="Zchn Zchn2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1" style:display-name="Zchn Zchn1" style:family="text" style:parent-style-name="Absatz-Standardschriftart1">
      <style:text-properties style:font-name="Verdana" fo:font-size="12pt" fo:font-weight="bold" style:font-size-asian="12pt" style:font-weight-asian="bold" style:font-name-complex="Times New Roman" style:font-size-complex="12pt"/>
    </style:style>
    <style:style style:name="Internet_20_link" style:display-name="Internet link" style:family="text" style:parent-style-name="Absatz-Standardschriftart1">
      <style:text-properties fo:color="#0000ff" style:text-underline-style="solid" style:text-underline-width="auto" style:text-underline-color="font-color" style:font-name-complex="Times New Roman"/>
    </style:style>
    <style:style style:name="Zchn_20_Zchn" style:display-name="Zchn Zchn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3" style:display-name="Zchn Zchn3" style:family="text" style:parent-style-name="Absatz-Standardschriftart1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Zchn_20_Zchn4" style:display-name="Zchn Zchn4" style:family="text" style:parent-style-name="Absatz-Standardschriftart1">
      <style:text-properties style:font-name="Verdana" fo:font-size="12pt" fo:language="en" fo:country="US" fo:font-weight="bold" style:font-size-asian="12pt" style:font-weight-asian="bold" style:font-name-complex="Times New Roman" style:font-size-complex="12pt"/>
    </style:style>
    <style:style style:name="Textkörper_20_Zchn" style:display-name="Textkörper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Kopfzeile_20_Zchn" style:display-name="Kopf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Fußzeile_20_Zchn" style:display-name="Fuß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en" fo:country="US" style:font-size-asian="8pt" style:font-name-complex="Tahoma" style:font-size-complex="8pt" style:language-complex="ar" style:country-complex="SA"/>
    </style:style>
    <style:style style:name="Titel_20_Zchn" style:display-name="Titel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Untertitel_20_Zchn" style:display-name="Untertitel Zchn" style:family="text" style:parent-style-name="Absatz-Standardschriftart">
      <style:text-properties style:font-name="Cambria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Kommentarzeichen" style:family="text" style:parent-style-name="Absatz-Standardschriftar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 style:parent-style-name="Absatz-Standardschriftart">
      <style:text-properties style:font-name="Verdana" fo:language="en" fo:country="US" style:font-name-complex="Times New Roman" style:language-complex="ar" style:country-complex="SA"/>
    </style:style>
    <style:style style:name="Kommentarthema_20_Zchn" style:display-name="Kommentarthema Zchn" style:family="text" style:parent-style-name="Kommentartext_20_Zchn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05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-0.026cm" svg:y="-0.185cm" svg:width="1.438cm" svg:height="0.681cm" draw:z-index="2"><draw:image xlink:href="Pictures/100002010000006C00000032569C7971.png" xlink:type="simple" xlink:show="embed" xlink:actuate="onLoad"/></draw:frame><draw:line text:anchor-type="char" draw:z-index="5" draw:style-name="Mgr1" draw:text-style-name="MP1" svg:x1="0.086cm" svg:y1="0.635cm" svg:x2="16.914cm" svg:y2="0.635cm"><text:p/></draw:line>Fragenkatalog Entwurf</text:p>
      </style:header>
      <style:footer>
        <text:p text:style-name="Footer"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annes Engelhardt</meta:initial-creator>
    <meta:creation-date>2009-03-23T15:12:00</meta:creation-date>
    <dc:date>2009-03-23T15:12:23.65</dc:date>
    <meta:print-date>2008-11-28T00:03:00</meta:print-date>
    <meta:editing-cycles>2</meta:editing-cycles>
    <meta:document-statistic meta:table-count="7" meta:image-count="1" meta:object-count="0" meta:page-count="3" meta:paragraph-count="64" meta:word-count="198" meta:character-count="1568"/>
    <meta:generator>Sun_ODF_Plugin_for_Microsoft_Office/3.0$Win32 OpenOffice.org_project/300m9$Build-9358$CWS-odfp30</meta:generator>
    <meta:user-defined meta:name="Info 1"/>
    <meta:user-defined meta:name="Info 2"/>
    <meta:user-defined meta:name="Info 3"/>
    <meta:user-defined meta:name="Info 4"/>
  </office:meta>
</office:document-meta>
</file>